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"/>
  <manifest:file-entry manifest:full-path="ObjectReplacements/Object 8" manifest:media-type="application/x-openoffice-wmf;windows_formatname=&quot;Image WMF&quot;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10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Object 6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" manifest:media-type="application/vnd.sun.star.oleobject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in" fo:margin-right="0in" fo:text-align="start" style:justify-single-word="false" fo:text-indent="0.3437in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">
      <style:paragraph-properties fo:margin-left="0in" fo:margin-right="0in" fo:text-align="start" style:justify-single-word="false" fo:text-indent="0.3957in" style:auto-text-indent="false" style:page-number="auto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.3854in" style:auto-text-indent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.3646in" style:auto-text-indent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left="0in" fo:margin-right="0in" fo:text-align="start" style:justify-single-word="false" fo:text-indent="0.3646in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.3646in" style:auto-text-indent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025f1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25f15" officeooo:paragraph-rsid="00025f15" style:font-size-asian="14pt" style:font-weight-asian="normal" style:font-size-complex="14pt" style:font-weight-complex="normal"/>
    </style:style>
    <style:style style:name="P19" style:family="paragraph" style:parent-style-name="Основний_20_текст_20_2">
      <style:paragraph-properties fo:margin-left="0in" fo:margin-right="-0.0398in" fo:line-height="110%" fo:text-align="center" style:justify-single-word="false" fo:text-indent="0.3752in" style:auto-text-indent="false"/>
      <style:text-properties officeooo:paragraph-rsid="00025f15"/>
    </style:style>
    <style:style style:name="P20" style:family="paragraph" style:parent-style-name="Основний_20_текст_20_2" style:master-page-name="">
      <style:paragraph-properties fo:margin-left="0in" fo:margin-right="-0.0398in" fo:line-height="110%" fo:text-indent="0.3937in" style:auto-text-indent="false" style:page-number="auto"/>
      <style:text-properties officeooo:paragraph-rsid="00025f15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in" fo:margin-bottom="0.1965in" loext:contextual-spacing="false" fo:orphans="2" fo:widows="2"/>
      <style:text-properties officeooo:paragraph-rsid="000418ed"/>
    </style:style>
    <style:style style:name="P26" style:family="paragraph" style:parent-style-name="Preformatted_20_Text">
      <style:paragraph-properties fo:margin-top="0in" fo:margin-bottom="0.1965in" loext:contextual-spacing="false" fo:orphans="2" fo:widows="2"/>
      <style:text-properties fo:font-size="11pt" fo:font-weight="normal" officeooo:paragraph-rsid="000418ed" style:font-size-asian="11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officeooo:rsid="00025f15"/>
    </style:style>
    <style:style style:name="T4" style:family="text">
      <style:text-properties fo:language="uk" fo:country="UA"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5f15" style:font-weight-asian="normal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Times New Roman" fo:font-size="12pt" fo:language="uk" fo:country="UA" fo:font-style="normal" fo:font-weight="bold" officeooo:rsid="000418e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imes New Roman" fo:language="uk" fo:country="UA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Times New Roman" fo:language="uk" fo:country="UA" fo:font-style="normal" style:font-style-asian="normal" style:font-style-complex="normal"/>
    </style:style>
    <style:style style:name="T17" style:family="text">
      <style:text-properties officeooo:rsid="0001aa70"/>
    </style:style>
    <style:style style:name="T18" style:family="text">
      <style:text-properties officeooo:rsid="00025f15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officeooo:rsid="00058996"/>
    </style:style>
    <style:style style:name="fr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8in" draw:visible-area-height="0.1398in"/>
    </style:style>
    <style:style style:name="fr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7in" draw:visible-area-height="0.1539in"/>
    </style:style>
    <style:style style:name="fr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232in" draw:visible-area-height="0.2512in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8in" draw:visible-area-height="0.1539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898in" draw:visible-area-height="0.1953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7787in" draw:visible-area-height="0.2787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9169in" draw:visible-area-height="0.5559in"/>
    </style:style>
    <style:style style:name="fr8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НАУКИ ТА ОСВІТИ УКРАЇНИ</text:p>
      <text:p text:style-name="P2">НАЦІОНАЛЬНИЙ УНІВЕРСИТЕТ “ЛЬВІВСЬКА ПОЛІТЕХНІКА”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Лабораторна робота №<text:span text:style-name="T1">2</text:span></text:p>
      <text:p text:style-name="P4">з курсу “Чисельні методи ч.1”<text:line-break/>Тема: “Чисельне розв'язування систем лінійних алгебраїчних рівнянь”</text:p>
      <text:p text:style-name="P4">Варіант №<text:span text:style-name="T17">9</text:span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Виконав</text:p>
      <text:p text:style-name="P1">студент групи ПМ-33</text:p>
      <text:p text:style-name="P18">Венгринюк Олег</text:p>
      <text:p text:style-name="P1"/>
      <text:p text:style-name="P1">Прийняла</text:p>
      <text:p text:style-name="P1">Візнович О.В.</text:p>
      <text:p text:style-name="P1"/>
      <text:p text:style-name="P1"/>
      <text:p text:style-name="P1"/>
      <text:p text:style-name="P1"/>
      <text:p text:style-name="P2"/>
      <text:p text:style-name="P2">ЛЬВІВ — 2019 </text:p>
      <text:p text:style-name="P9"/>
      <text:p text:style-name="P9"><text:soft-page-break/>Завдання:</text:p>
      <text:p text:style-name="P11"><text:span text:style-name="T5">Розв</text:span><text:span text:style-name="T2">'</text:span><text:span text:style-name="T5">язання СЛАР методом <text:s/></text:span><text:span text:style-name="T6">Зейделя</text:span><text:span text:style-name="T5">. Зада</text:span><text:span text:style-name="T6">ти </text:span><text:span text:style-name="T5">різні точності, вивести кількості ітерацій і вивести невязку. Порівняти з методом простої ітерації. </text:span></text:p>
      <text:p text:style-name="P6"/>
      <text:p text:style-name="P9">Завдання</text:p>
      <text:p text:style-name="P17"><text:s text:c="2"/>А = <text:s/><draw:frame draw:style-name="fr8" draw:name="Object809" text:anchor-type="as-char" svg:width="3.2492in" svg:height="1.078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 text:c="4"/></text:p>
      <text:p text:style-name="P17"/>
      <text:p text:style-name="P17"><text:span text:style-name="T1">f = </text:span><text:span text:style-name="T1"><draw:frame draw:style-name="fr8" draw:name="Object812" text:anchor-type="as-char" svg:width="2.9398in" svg:height="0.2217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9"/>
      <text:p text:style-name="P9">Теоретичні відомості</text:p>
      <text:p text:style-name="P9"><text:tab/><text:span text:style-name="T5">Іт</text:span><text:span text:style-name="T10">ераційні методи полягають в тому, що розв</text:span><text:span text:style-name="T7">’</text:span><text:span text:style-name="T10">язок </text:span><text:span text:style-name="T10"><draw:frame draw:style-name="fr1" draw:name="Object11" text:anchor-type="as-char" svg:width="0.139in" svg:height="0.139in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10"><text:s/>системи знаходять як границю при </text:span><text:span text:style-name="T10"><draw:frame draw:style-name="fr2" draw:name="Object12" text:anchor-type="as-char" svg:width="0.4862in" svg:height="0.1528in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10"><text:s/>послідовності наближень </text:span><text:span text:style-name="T10"><draw:frame draw:style-name="fr3" draw:name="Object13" text:anchor-type="as-char" svg:width="0.222in" svg:height="0.25in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10">, де </text:span><text:span text:style-name="T10"><draw:frame draw:style-name="fr4" draw:name="Object14" text:anchor-type="as-char" svg:width="0.139in" svg:height="0.1528in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10">–номер ітерації. . Задається деяке достатньо мале число </text:span><text:span text:style-name="T10"><draw:frame draw:style-name="fr5" draw:name="Object15" text:anchor-type="as-char" svg:width="0.389in" svg:height="0.1937in" draw:z-index="4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10"><text:s/>(точність) і обчислення проводяться до тих пір, поки не виконається оцінка </text:span><text:span text:style-name="T10"><draw:frame draw:style-name="fr6" draw:name="Object16" text:anchor-type="as-char" svg:width="0.778in" svg:height="0.278in" draw:z-index="5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10">. </text:span></text:p>
      <text:p text:style-name="P14">Формула для методу простої ітерації </text:p>
      <text:p text:style-name="P13"><text:span text:style-name="T10"><text:s text:c="25"/></text:span><text:span text:style-name="T10"><draw:frame draw:style-name="fr7" draw:name="Object305" text:anchor-type="as-char" svg:width="2.9165in" svg:height="0.5555in" draw:z-index="6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<text:span text:style-name="T10"><text:s text:c="2"/></text:span></text:p>
      <text:p text:style-name="P13"><text:span text:style-name="T10"/></text:p>
      <text:p text:style-name="P20">Ітераційний метод Зейделя має вигляд:</text:p>
      <text:p text:style-name="P19"><text:span text:style-name="T11"><draw:frame draw:style-name="fr8" draw:name="Object309" text:anchor-type="as-char" svg:width="3.8563in" svg:height="0.478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8">Хід роботи </text:p>
      <text:list xml:id="list1166006599" text:style-name="L1">
        <text:list-header>
          <text:p text:style-name="P16">Розв'язування СЛАР методом <text:span text:style-name="T18">Зейделя</text:span> </text:p>
        </text:list-header>
      </text:list>
      <text:p text:style-name="P7"><text:s text:c="4"/>Програмний код на мові програмування <text:span text:style-name="T1">Python</text:span><text:span text:style-name="T3">3</text:span><text:span text:style-name="T1">:</text:span></text:p>
      <text:p text:style-name="P7"/>
      <text:p text:style-name="P23">import numpy as np</text:p>
      <text:p text:style-name="P21">import helpers</text:p>
      <text:p text:style-name="P24"/>
      <text:p text:style-name="P21">def seidel(A: list, f:list, eps: float, rand: bool = True) -&gt; tuple:</text:p>
      <text:p text:style-name="P22"><text:s text:c="4"/><text:span text:style-name="T9">n = len(A) <text:s text:c="3"/></text:span></text:p>
      <text:p text:style-name="P24"/>
      <text:p text:style-name="P22"><text:s text:c="4"/><text:span text:style-name="T9">P, L, U = helpers.lu_decompose(A)</text:span></text:p>
      <text:p text:style-name="P22"><text:s text:c="4"/><text:span text:style-name="T9">#print('P={}\nL={}\nU={}'.format(P, L, U))</text:span></text:p>
      <text:p text:style-name="P24"/>
      <text:p text:style-name="P22"><text:s text:c="4"/><text:span text:style-name="T9">if rand:</text:span></text:p>
      <text:p text:style-name="P22"><text:s text:c="5"/><text:span text:style-name="T9">x = np.random.rand(f.size, 1)</text:span></text:p>
      <text:p text:style-name="P22"><text:s text:c="4"/><text:span text:style-name="T9">else:</text:span></text:p>
      <text:p text:style-name="P22"><text:s text:c="6"/><text:span text:style-name="T9">x = np.zeros((f.size, 1))</text:span></text:p>
      <text:p text:style-name="P24"/>
      <text:p text:style-name="P22"><text:s text:c="4"/><text:span text:style-name="T9">iterations = 0</text:span></text:p>
      <text:p text:style-name="P22"><text:s text:c="4"/><text:span text:style-name="T9">convergence = False </text:span></text:p>
      <text:p text:style-name="P22"><text:s text:c="2"/></text:p>
      <text:p text:style-name="P22"><text:s text:c="4"/><text:span text:style-name="T9">while not convergence:</text:span></text:p>
      <text:p text:style-name="P22"><text:s text:c="8"/><text:span text:style-name="T9">x_new = x.copy()</text:span></text:p>
      <text:p text:style-name="P24"/>
      <text:p text:style-name="P22"><text:s text:c="8"/><text:span text:style-name="T9">s1 = np.matmul(L, x_new)</text:span></text:p>
      <text:p text:style-name="P22"><text:s text:c="8"/><text:span text:style-name="T9">s2 = np.matmul(U, x)</text:span></text:p>
      <text:p text:style-name="P22"><text:s text:c="8"/><text:span text:style-name="T9">x_new = (f - s1 - s2)/P</text:span></text:p>
      <text:p text:style-name="P22"><text:s text:c="9"/></text:p>
      <text:p text:style-name="P22"><text:soft-page-break/><text:s text:c="8"/><text:span text:style-name="T9">convergence = np.linalg.norm(x_new - x) &lt;= eps</text:span></text:p>
      <text:p text:style-name="P24"/>
      <text:p text:style-name="P22"><text:s text:c="8"/><text:span text:style-name="T9">x = x_new</text:span></text:p>
      <text:p text:style-name="P22"><text:s text:c="8"/><text:span text:style-name="T9">iterations += 1</text:span></text:p>
      <text:p text:style-name="P24"/>
      <text:p text:style-name="P22"><text:s text:c="4"/><text:span text:style-name="T9">difference = np.matmul(A,x) - f</text:span></text:p>
      <text:p text:style-name="P24"/>
      <text:p text:style-name="P25"><text:span text:style-name="T19"><text:s text:c="4"/></text:span><text:span text:style-name="T20">return x, iterations, difference</text:span></text:p>
      <text:p text:style-name="P25"><text:line-break/><text:span text:style-name="T14">P</text:span><text:span text:style-name="T12">езультат </text:span><text:span text:style-name="T13">порівняння</text:span><text:span text:style-name="T12">:</text:span></text:p>
      <text:p text:style-name="P25"><text:span text:style-name="T12">Seidel</text:span></text:p>
      <text:p text:style-name="P26"><text:span text:style-name="T16">A= [[ 0.405 <text:s/>0.05 <text:s text:c="2"/>0.04 <text:s text:c="2"/>0. <text:s text:c="4"/>0.09 ]</text:span></text:p>
      <text:p text:style-name="P26"><text:span text:style-name="T16"><text:s/>[-0.061 <text:s/>0.53 <text:s text:c="2"/>0.073 <text:s/>0.11 <text:s/>-0.06 ]</text:span></text:p>
      <text:p text:style-name="P26"><text:span text:style-name="T16"><text:s/>[ 0.07 <text:s/>-0.036 <text:s/>0.38 <text:s text:c="2"/>0.03 <text:s text:c="2"/>0.02 ]</text:span></text:p>
      <text:p text:style-name="P26"><text:span text:style-name="T16"><text:s/>[-0.05 <text:s text:c="2"/>0. <text:s text:c="4"/>0.066 <text:s/>0.58 <text:s text:c="2"/>0.23 ]</text:span></text:p>
      <text:p text:style-name="P26"><text:span text:style-name="T16"><text:s/>[ 0. <text:s text:c="4"/>0.081 -0.05 <text:s text:c="2"/>0. <text:s text:c="4"/>0.41 ]]</text:span></text:p>
      <text:p text:style-name="P26"><text:span text:style-name="T16">f= [[ 1.77 ]</text:span></text:p>
      <text:p text:style-name="P26"><text:span text:style-name="T16"><text:s/>[-0.53 ]</text:span></text:p>
      <text:p text:style-name="P26"><text:span text:style-name="T16"><text:s/>[-0.626]</text:span></text:p>
      <text:p text:style-name="P26"><text:span text:style-name="T16"><text:s/>[-2.772]</text:span></text:p>
      <text:p text:style-name="P26"><text:span text:style-name="T16"><text:s/>[ 1.001]]</text:span></text:p>
      <text:p text:style-name="P26"><text:span text:style-name="T16">Input epsilon: 1e-3</text:span></text:p>
      <text:p text:style-name="P26"><text:span text:style-name="T16">Pecision is: 0.001</text:span></text:p>
      <text:p text:style-name="P26"><text:span text:style-name="T16">X</text:span></text:p>
      <text:p text:style-name="P26"><text:span text:style-name="T16">X1= 4.0000052484</text:span></text:p>
      <text:p text:style-name="P26"><text:span text:style-name="T16">X2= 0.9999361162</text:span></text:p>
      <text:p text:style-name="P26"><text:span text:style-name="T16">X3= -1.9999449441</text:span></text:p>
      <text:p text:style-name="P26"><text:span text:style-name="T16">X4= -4.9999344073</text:span></text:p>
      <text:p text:style-name="P26"><text:span text:style-name="T16">X5= 1.9999778363</text:span></text:p>
      <text:p text:style-name="P26"><text:span text:style-name="T16">Iterations= 9</text:span></text:p>
      <text:p text:style-name="P26"><text:span text:style-name="T16">Difference:</text:span></text:p>
      <text:p text:style-name="P26"><text:span text:style-name="T16">A[1][:]*X-F1= -0.0000008611</text:span></text:p>
      <text:p text:style-name="P26"><text:soft-page-break/><text:span text:style-name="T16">A[2][:]*X-F2= -0.0000216144</text:span></text:p>
      <text:p text:style-name="P26"><text:span text:style-name="T16">A[3][:]*X-F3= 0.0000251129</text:span></text:p>
      <text:p text:style-name="P26"><text:span text:style-name="T16">A[4][:]*X-F4= 0.0000363174</text:span></text:p>
      <text:p text:style-name="P26"><text:span text:style-name="T16">A[5][:]*X-F5= -0.0000170145</text:span></text:p>
      <text:p text:style-name="P26"><text:span text:style-name="T16">Simple Iteration Method</text:span></text:p>
      <text:p text:style-name="P26"><text:span text:style-name="T16">A= [[ 0.405 <text:s/>0.05 <text:s text:c="2"/>0.04 <text:s text:c="2"/>0. <text:s text:c="4"/>0.09 ]</text:span></text:p>
      <text:p text:style-name="P26"><text:span text:style-name="T16"><text:s/>[-0.061 <text:s/>0.53 <text:s text:c="2"/>0.073 <text:s/>0.11 <text:s/>-0.06 ]</text:span></text:p>
      <text:p text:style-name="P26"><text:span text:style-name="T16"><text:s/>[ 0.07 <text:s/>-0.036 <text:s/>0.38 <text:s text:c="2"/>0.03 <text:s text:c="2"/>0.02 ]</text:span></text:p>
      <text:p text:style-name="P26"><text:span text:style-name="T16"><text:s/>[-0.05 <text:s text:c="2"/>0. <text:s text:c="4"/>0.066 <text:s/>0.58 <text:s text:c="2"/>0.23 ]</text:span></text:p>
      <text:p text:style-name="P26"><text:span text:style-name="T16"><text:s/>[ 0. <text:s text:c="4"/>0.081 -0.05 <text:s text:c="2"/>0. <text:s text:c="4"/>0.41 ]]</text:span></text:p>
      <text:p text:style-name="P26"><text:span text:style-name="T16">f= [[ 1.77 ]</text:span></text:p>
      <text:p text:style-name="P26"><text:span text:style-name="T16"><text:s/>[-0.53 ]</text:span></text:p>
      <text:p text:style-name="P26"><text:span text:style-name="T16"><text:s/>[-0.626]</text:span></text:p>
      <text:p text:style-name="P26"><text:span text:style-name="T16"><text:s/>[-2.772]</text:span></text:p>
      <text:p text:style-name="P26"><text:span text:style-name="T16"><text:s/>[ 1.001]]</text:span></text:p>
      <text:p text:style-name="P26"><text:span text:style-name="T16">Input epsilon: 1e-3</text:span></text:p>
      <text:p text:style-name="P26"><text:span text:style-name="T16">Pecision is: 0.001</text:span></text:p>
      <text:p text:style-name="P26"><text:span text:style-name="T16">X</text:span></text:p>
      <text:p text:style-name="P26"><text:span text:style-name="T16">X1= 3.9989337013</text:span></text:p>
      <text:p text:style-name="P26"><text:span text:style-name="T16">X2= 1.0000450322</text:span></text:p>
      <text:p text:style-name="P26"><text:span text:style-name="T16">X3= -1.9988444127</text:span></text:p>
      <text:p text:style-name="P26"><text:span text:style-name="T16">X4= -5.0009965584</text:span></text:p>
      <text:p text:style-name="P26"><text:span text:style-name="T16">X5= 2.0005751814</text:span></text:p>
      <text:p text:style-name="P26"><text:span text:style-name="T16">Iterations= 19</text:span></text:p>
      <text:p text:style-name="P26"><text:span text:style-name="T16">Difference:</text:span></text:p>
      <text:p text:style-name="P26"><text:span text:style-name="T16">A[1][:]*X-F1= -0.0003316095</text:span></text:p>
      <text:p text:style-name="P26"><text:span text:style-name="T16">A[2][:]*X-F2= 0.0000291369</text:span></text:p>
      <text:p text:style-name="P26"><text:soft-page-break/><text:span text:style-name="T16">A[3][:]*X-F3= 0.0003444680</text:span></text:p>
      <text:p text:style-name="P26"><text:span text:style-name="T16">A[4][:]*X-F4= -0.0003161285</text:span></text:p>
      <text:p text:style-name="P26"><text:span text:style-name="T16">A[5][:]*X-F5= 0.0001816926</text:span></text:p>
      <text:p text:style-name="P8"/>
      <text:p text:style-name="P8"/>
      <text:p text:style-name="P8"/>
      <text:p text:style-name="P8"/>
      <text:p text:style-name="P8">Висновки:</text:p>
      <text:p text:style-name="P10">В ході виконання лабораторної роботи було розв<text:span text:style-name="T1">'</text:span>язано СЛАР ітераційним метод <text:span text:style-name="T21">Зейделя</text:span>. Було порівняно результати розв'язку СЛАР при заданій похибці 0,001, було пораховано вектор нев<text:span text:style-name="T1">'</text:span>язки. Для обох похибок було пораховано кількість необхідних ітерацій для досягнення бажаної точності. </text:p>
      <text:p text:style-name="P12">Метод <text:span text:style-name="T21">Зейделя</text:span> був порівняний з методом послідовних наближень, і було встановлено, що метод <text:span text:style-name="T21">Зейделя</text:span> є ефективнішим бо потребує меншої кількості ітераці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4S</meta:editing-duration>
    <meta:editing-cycles>15</meta:editing-cycles>
    <meta:generator>LibreOffice/6.0.7.3$Linux_X86_64 LibreOffice_project/00m0$Build-3</meta:generator>
    <dc:date>2019-03-28T10:58:03.046133073</dc:date>
    <meta:document-statistic meta:table-count="0" meta:image-count="0" meta:object-count="10" meta:page-count="5" meta:paragraph-count="105" meta:word-count="422" meta:character-count="3094" meta:non-whitespace-character-count="25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0</mn>
                    <mi>,</mi>
                    <mtext>405</mtext>
                    <mrow/>
                  </mrow>
                </mtd>
                <mtd>
                  <mrow>
                    <mn>0</mn>
                    <mi>,</mi>
                    <mtext>05</mtext>
                    <mrow/>
                  </mrow>
                </mtd>
                <mtd>
                  <mrow>
                    <mn>0</mn>
                    <mi>,</mi>
                    <mtext>04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9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61</mtext>
                    <mrow/>
                  </mrow>
                </mtd>
                <mtd>
                  <mrow>
                    <mn>0</mn>
                    <mi>,</mi>
                    <mtext>53</mtext>
                    <mrow/>
                  </mrow>
                </mtd>
                <mtd>
                  <mrow>
                    <mn>0</mn>
                    <mi>,</mi>
                    <mtext>073</mtext>
                    <mrow/>
                  </mrow>
                </mtd>
                <mtd>
                  <mrow>
                    <mn>0</mn>
                    <mi>,</mi>
                    <mtext>1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6</mtext>
                    <mrow/>
                  </mrow>
                </mtd>
              </mtr>
              <mtr>
                <mtd>
                  <mrow>
                    <mn>0</mn>
                    <mi>,</mi>
                    <mtext>07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36</mtext>
                    <mrow/>
                  </mrow>
                </mtd>
                <mtd>
                  <mrow>
                    <mn>0</mn>
                    <mi>,</mi>
                    <mtext>38</mtext>
                    <mrow/>
                  </mrow>
                </mtd>
                <mtd>
                  <mrow>
                    <mn>0</mn>
                    <mi>,</mi>
                    <mtext>03</mtext>
                    <mrow/>
                  </mrow>
                </mtd>
                <mtd>
                  <mrow>
                    <mn>0</mn>
                    <mi>,</mi>
                    <mtext>02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66</mtext>
                    <mrow/>
                  </mrow>
                </mtd>
                <mtd>
                  <mrow>
                    <mn>0</mn>
                    <mi>,</mi>
                    <mtext>58</mtext>
                    <mrow/>
                  </mrow>
                </mtd>
                <mtd>
                  <mrow>
                    <mn>0</mn>
                    <mi>,</mi>
                    <mtext>23</mtext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8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41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0,"405" {} # 0,"05" {} # 0,"04" {} # 0 {} # 0,"09" {} ##
 - 0,"061" {} # 0,"53" {} # 0,"073" {} # 0,"11" {} #  - 0,"06" {} ##
0,"07" {} #  - 0,"036" {} # 0,"38" {} # 0,"03" {} # 0,"02" {} ##
 - 0,"05" {} # 0 {} # 0,"066" {} # 0,"58" {} # 0,"23" {} ##
0 {} # 0,"081" {} #  - 0,"05" {} # 0 {} # 0,"41"{}
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o stretchy="false">(</mo>
          <mn>1</mn>
          <mi>,</mi>
          <mtext>77</mtext>
          <mrow>
            <mi>;</mi>
            <mo stretchy="false">−</mo>
            <mn>0</mn>
          </mrow>
          <mi>,</mi>
          <mtext>53</mtext>
          <mrow>
            <mi>;</mi>
            <mo stretchy="false">−</mo>
            <mn>0</mn>
          </mrow>
          <mi>,</mi>
          <mtext>626</mtext>
          <mrow>
            <mi>;</mi>
            <mo stretchy="false">−</mo>
            <mn>2</mn>
          </mrow>
          <mi>,</mi>
          <mtext>772</mtext>
          <mi>;</mi>
          <mn>1</mn>
          <mi>,</mi>
          <mtext>001</mtext>
          <msup>
            <mo stretchy="false">)</mo>
            <mstyle mathsize="8pt">
              <mi>T</mi>
            </mstyle>
          </msup>
        </mrow>
      </mstyle>
      <mrow/>
    </mrow>
    <annotation encoding="StarMath 5.0"> size 12{ \( 1,"77"; - 0,"53"; - 0,"626"; - 2,"772";1,"001" \)  rSup { size 8{T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sup>
              <mi>x</mi>
              <mstyle mathsize="8pt">
                <mi>i</mi>
              </mstyle>
              <mstyle mathsize="8pt">
                <mrow>
                  <mi>n</mi>
                  <mo stretchy="false">+</mo>
                  <mn>1</mn>
                </mrow>
              </mstyle>
            </msubsup>
            <mo stretchy="false">=</mo>
            <mrow>
              <mo stretchy="false">−</mo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row>
                      <mi>i</mi>
                      <mo stretchy="false">−</mo>
                      <mn>1</mn>
                    </mrow>
                  </mstyle>
                </munderover>
                <mrow>
                  <mfrac>
                    <msub>
                      <mi>a</mi>
                      <mstyle mathsize="8pt">
                        <mstyle mathvariant="italic">
                          <mtext>ij</mtext>
                        </mstyle>
                      </mstyle>
                    </msub>
                    <msub>
                      <mi>a</mi>
                      <mstyle mathsize="8pt">
                        <mstyle mathvariant="italic">
                          <mtext>ii</mtext>
                        </mstyle>
                      </mstyle>
                    </msub>
                  </mfrac>
                  <mrow>
                    <msubsup>
                      <mi>x</mi>
                      <mstyle mathsize="8pt">
                        <mi>j</mi>
                      </mstyle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bsup>
                    <mo stretchy="false">−</mo>
                    <mrow/>
                  </mrow>
                </mrow>
              </mrow>
            </mrow>
          </mrow>
          <mrow>
            <munderover>
              <mo stretchy="false">∑</mo>
              <mstyle mathsize="8pt">
                <mrow>
                  <mi>j</mi>
                  <mo stretchy="false">=</mo>
                  <mrow>
                    <mi>i</mi>
                    <mo stretchy="false">+</mo>
                    <mn>1</mn>
                  </mrow>
                </mrow>
              </mstyle>
              <mstyle mathsize="8pt">
                <mi>N</mi>
              </mstyle>
            </munderover>
            <mrow>
              <mfrac>
                <msub>
                  <mi>a</mi>
                  <mstyle mathsize="8pt">
                    <mstyle mathvariant="italic">
                      <mtext>ij</mtext>
                    </mstyle>
                  </mstyle>
                </msub>
                <msub>
                  <mi>a</mi>
                  <mstyle mathsize="8pt">
                    <mstyle mathvariant="italic">
                      <mtext>ii</mtext>
                    </mstyle>
                  </mstyle>
                </msub>
              </mfrac>
              <mrow>
                <msubsup>
                  <mi>x</mi>
                  <mstyle mathsize="8pt">
                    <mi>j</mi>
                  </mstyle>
                  <mstyle mathsize="8pt">
                    <mi>n</mi>
                  </mstyle>
                </msubsup>
                <mo stretchy="false">+</mo>
                <mfrac>
                  <msub>
                    <mi>f</mi>
                    <mstyle mathsize="8pt">
                      <mi>i</mi>
                    </mstyle>
                  </msub>
                  <msub>
                    <mi>a</mi>
                    <mstyle mathsize="8pt">
                      <mstyle mathvariant="italic">
                        <mtext>ii</mtext>
                      </mstyle>
                    </mstyle>
                  </msub>
                </mfrac>
              </mrow>
            </mrow>
          </mrow>
          <mi>,</mi>
          <mspace width="2em"/>
          <mrow>
            <mi>i</mi>
            <mo stretchy="false">=</mo>
            <mover accent="true">
              <mrow>
                <mn>1</mn>
                <mi>,</mi>
                <mi>N</mi>
              </mrow>
              <mo>¯</mo>
            </mover>
          </mrow>
          <mi>,</mi>
          <mspace width="2em"/>
          <mrow>
            <mi>n</mi>
            <mo stretchy="false">=</mo>
            <mover accent="true">
              <mrow>
                <mn>0</mn>
                <mi>,</mi>
                <msub>
                  <mi>n</mi>
                  <mstyle mathsize="8pt">
                    <mn>0</mn>
                  </mstyle>
                </msub>
              </mrow>
              <mo>¯</mo>
            </mover>
          </mrow>
        </mrow>
      </mstyle>
      <mrow/>
    </mrow>
    <annotation encoding="StarMath 5.0"> size 12{x rSub { size 8{i} }  rSup { size 8{n+1} } = -  Sum cSub { size 8{j=1} }  cSup { size 8{i - 1} }  { {  {a rSub { size 8{ ital "ij"} } }  over  {a rSub { size 8{ ital "ii"} } } } x rSub { size 8{j} }  rSup { size 8{n+1} }  - {}}  Sum cSub { size 8{j=i+1} }  cSup { size 8{N} }  { {  {a rSub { size 8{ ital "ij"} } }  over  {a rSub { size 8{ ital "ii"} } } } x rSub { size 8{j} }  rSup { size 8{n} } + {  {f rSub { size 8{i} } }  over  {a rSub { size 8{ ital "ii"} } } } } ,~i= {overline  {1,N}} ,~n= {overline  {0,n rSub { size 8{0} } }} } {}</annotation>
  </semantics>
</math>
</file>